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text-properties officeooo:rsid="00152156" officeooo:paragraph-rsid="00152156"/>
    </style:style>
    <style:style style:name="P2" style:family="paragraph" style:parent-style-name="Text_20_body">
      <style:text-properties officeooo:paragraph-rsid="0015b1c0"/>
    </style:style>
    <style:style style:name="P3" style:family="paragraph" style:parent-style-name="Text_20_body">
      <style:text-properties officeooo:paragraph-rsid="0015fabf"/>
    </style:style>
    <style:style style:name="P4" style:family="paragraph" style:parent-style-name="Text_20_body">
      <style:text-properties officeooo:paragraph-rsid="001691eb"/>
    </style:style>
    <style:style style:name="P5" style:family="paragraph" style:parent-style-name="Text_20_body">
      <style:text-properties officeooo:paragraph-rsid="001731d6"/>
    </style:style>
    <style:style style:name="P6" style:family="paragraph" style:parent-style-name="Text_20_body">
      <style:text-properties officeooo:paragraph-rsid="00223921"/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 fo:text-indent="0cm" style:auto-text-indent="false"/>
    </style:style>
    <style:style style:name="P9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10" style:family="paragraph" style:parent-style-name="Preformatted_20_Text">
      <style:paragraph-properties fo:orphans="1"/>
    </style:style>
    <style:style style:name="P11" style:family="paragraph" style:parent-style-name="Text_20_body">
      <style:paragraph-properties fo:orphans="1"/>
    </style:style>
    <style:style style:name="P12" style:family="paragraph" style:parent-style-name="Text_20_body">
      <style:paragraph-properties fo:margin-top="0cm" fo:margin-bottom="0cm" style:contextual-spacing="false" fo:orphans="1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14" style:family="paragraph" style:parent-style-name="Text_20_body">
      <style:paragraph-properties fo:margin-left="0cm" fo:margin-right="0cm" fo:orphans="1" fo:text-indent="0cm" style:auto-text-indent="false"/>
    </style:style>
    <style:style style:name="P15" style:family="paragraph" style:parent-style-name="Preformatted_20_Text">
      <style:paragraph-properties fo:margin-left="0cm" fo:margin-right="0cm" fo:line-height="150%" fo:text-align="start" style:justify-single-word="false" fo:orphans="1"/>
      <style:text-properties style:use-window-font-color="true" loext:opacity="0%" fo:background-color="transparent"/>
    </style:style>
    <style:style style:name="P16" style:family="paragraph" style:parent-style-name="Text_20_body">
      <style:text-properties officeooo:paragraph-rsid="0019fe57"/>
    </style:style>
    <style:style style:name="P17" style:family="paragraph" style:parent-style-name="Text_20_body">
      <style:text-properties officeooo:rsid="001d260b" officeooo:paragraph-rsid="001d260b"/>
    </style:style>
    <style:style style:name="P18" style:family="paragraph" style:parent-style-name="Text_20_body">
      <style:text-properties fo:color="#000000" loext:opacity="100%" style:font-name="monospace" officeooo:rsid="0019fe57" officeooo:paragraph-rsid="0019fe57" fo:background-color="#ffffff"/>
    </style:style>
    <style:style style:name="P19" style:family="paragraph" style:parent-style-name="Text_20_body">
      <style:text-properties officeooo:paragraph-rsid="002530c4"/>
    </style:style>
    <style:style style:name="P20" style:family="paragraph" style:parent-style-name="Heading_20_3">
      <style:text-properties officeooo:paragraph-rsid="00223921"/>
    </style:style>
    <style:style style:name="P21" style:family="paragraph" style:parent-style-name="Heading_20_4">
      <style:text-properties officeooo:rsid="002348f9" officeooo:paragraph-rsid="002348f9"/>
    </style:style>
    <style:style style:name="P22" style:family="paragraph" style:parent-style-name="Heading_20_4">
      <style:text-properties officeooo:paragraph-rsid="00223921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cm" fo:margin-bottom="0cm" style:contextual-spacing="false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top="0cm" fo:margin-bottom="0cm" style:contextual-spacing="false"/>
    </style:style>
    <style:style style:name="P27" style:family="paragraph" style:parent-style-name="Text_20_body" style:list-style-name="L3">
      <style:paragraph-properties fo:orphans="1"/>
    </style:style>
    <style:style style:name="P28" style:family="paragraph" style:parent-style-name="Text_20_body" style:list-style-name="L4">
      <style:paragraph-properties fo:margin-top="0cm" fo:margin-bottom="0cm" style:contextual-spacing="false" fo:orphans="1"/>
    </style:style>
    <style:style style:name="P29" style:family="paragraph" style:parent-style-name="Text_20_body" style:list-style-name="L4">
      <style:paragraph-properties fo:orphans="1"/>
    </style:style>
    <style:style style:name="P30" style:family="paragraph" style:parent-style-name="Text_20_body" style:list-style-name="L5">
      <style:paragraph-properties fo:margin-top="0cm" fo:margin-bottom="0cm" style:contextual-spacing="false" fo:orphans="1"/>
    </style:style>
    <style:style style:name="P31" style:family="paragraph" style:parent-style-name="Text_20_body" style:list-style-name="L5">
      <style:paragraph-properties fo:orphans="1"/>
    </style:style>
    <style:style style:name="P32" style:family="paragraph" style:parent-style-name="Text_20_body" style:list-style-name="L6">
      <style:paragraph-properties fo:orphans="1"/>
    </style:style>
    <style:style style:name="P33" style:family="paragraph" style:parent-style-name="Text_20_body" style:list-style-name="L7">
      <style:paragraph-properties fo:orphans="1"/>
    </style:style>
    <style:style style:name="P34" style:family="paragraph" style:parent-style-name="Text_20_body" style:list-style-name="L8">
      <style:paragraph-properties fo:margin-top="0cm" fo:margin-bottom="0cm" style:contextual-spacing="false" fo:orphans="1"/>
    </style:style>
    <style:style style:name="P35" style:family="paragraph" style:parent-style-name="Text_20_body" style:list-style-name="L8">
      <style:paragraph-properties fo:orphans="1"/>
    </style:style>
    <style:style style:name="T1" style:family="text">
      <style:text-properties officeooo:rsid="00152156"/>
    </style:style>
    <style:style style:name="T2" style:family="text">
      <style:text-properties fo:color="#000000" loext:opacity="100%" style:font-name="monospace" fo:background-color="#ffffff" loext:char-shading-value="0"/>
    </style:style>
    <style:style style:name="T3" style:family="text">
      <style:text-properties fo:color="#000000" loext:opacity="100%" style:font-name="monospace" officeooo:rsid="0015b1c0" fo:background-color="#ffffff" loext:char-shading-value="0"/>
    </style:style>
    <style:style style:name="T4" style:family="text">
      <style:text-properties fo:color="#000000" loext:opacity="100%" style:font-name="monospace" officeooo:rsid="00152156" fo:background-color="#ffffff" loext:char-shading-value="0"/>
    </style:style>
    <style:style style:name="T5" style:family="text">
      <style:text-properties fo:color="#000000" loext:opacity="100%" style:font-name="monospace" officeooo:rsid="001731d6" fo:background-color="#ffffff" loext:char-shading-value="0"/>
    </style:style>
    <style:style style:name="T6" style:family="text">
      <style:text-properties fo:color="#000000" loext:opacity="100%" style:font-name="monospace" officeooo:rsid="0019fe57" fo:background-color="#ffffff" loext:char-shading-value="0"/>
    </style:style>
    <style:style style:name="T7" style:family="text">
      <style:text-properties fo:color="#000000" loext:opacity="100%" style:font-name="monospace" officeooo:rsid="001bc341" fo:background-color="#ffffff" loext:char-shading-value="0"/>
    </style:style>
    <style:style style:name="T8" style:family="text">
      <style:text-properties style:font-name="monospace"/>
    </style:style>
    <style:style style:name="T9" style:family="text">
      <style:text-properties style:font-name="monospace" officeooo:rsid="0015b1c0"/>
    </style:style>
    <style:style style:name="T10" style:family="text">
      <style:text-properties style:font-name="monospace" officeooo:rsid="00152156"/>
    </style:style>
    <style:style style:name="T11" style:family="text">
      <style:text-properties style:font-name="monospace" officeooo:rsid="001691eb"/>
    </style:style>
    <style:style style:name="T12" style:family="text">
      <style:text-properties style:font-name="monospace" officeooo:rsid="0018b7d7"/>
    </style:style>
    <style:style style:name="T13" style:family="text">
      <style:text-properties style:font-name="monospace" officeooo:rsid="0018b7d7" fo:background-color="#ffff00" loext:char-shading-value="0"/>
    </style:style>
    <style:style style:name="T14" style:family="text">
      <style:text-properties officeooo:rsid="0019fe57"/>
    </style:style>
    <style:style style:name="T15" style:family="text">
      <style:text-properties officeooo:rsid="001d260b"/>
    </style:style>
    <style:style style:name="T16" style:family="text">
      <style:text-properties style:use-window-font-color="true" loext:opacity="0%" style:font-name="Fira Code" fo:font-style="italic" fo:background-color="transparent" loext:char-shading-value="0" loext:padding="0cm" loext:border="none"/>
    </style:style>
    <style:style style:name="T17" style:family="text">
      <style:text-properties style:use-window-font-color="true" loext:opacity="0%" style:font-name="Fira Code" fo:background-color="transparent" loext:char-shading-value="0" loext:padding="0cm" loext:border="none"/>
    </style:style>
    <style:style style:name="T18" style:family="text">
      <style:text-properties style:use-window-font-color="true" loext:opacity="0%" fo:background-color="transparent" loext:char-shading-value="0" loext:padding="0cm" loext:border="none"/>
    </style:style>
    <style:style style:name="T19" style:family="text">
      <style:text-properties officeooo:rsid="00056e31"/>
    </style:style>
    <style:style style:name="T20" style:family="text">
      <style:text-properties officeooo:rsid="00223921"/>
    </style:style>
    <style:style style:name="T21" style:family="text">
      <style:text-properties officeooo:rsid="002530c4"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twicklungslog</text:h>
      <text:p text:style-name="P1">Start: 31.7.24 um 20h44</text:p>
      <text:p text:style-name="P4"><text:span text:style-name="T1">&gt;</text:span><text:span text:style-name="T2">python main.py --train --quick</text:span><text:span text:style-name="T8"><text:line-break/></text:span><text:span text:style-name="T12">ist erfolgreich. </text:span><text:span text:style-name="T13">Git add etc machen</text:span><text:span text:style-name="T8"><text:line-break/></text:span></text:p>
      <text:p text:style-name="P4"><text:span text:style-name="T9">Folgende Varianten </text:span><text:span text:style-name="T11">noch </text:span><text:span text:style-name="T9">austesten:</text:span></text:p>
      <text:p text:style-name="P5"><text:span text:style-name="T10">&gt;</text:span><text:span text:style-name="T3">python main.py <text:tab/></text:span><text:span text:style-name="T5"># f help</text:span></text:p>
      <text:p text:style-name="P3"><text:span text:style-name="T10">&gt;</text:span><text:span text:style-name="T3">python main.py --checkthis --quick</text:span></text:p>
      <text:p text:style-name="P3"><text:span text:style-name="T4">&gt;</text:span><text:span text:style-name="T3">python main.py --train --quick</text:span></text:p>
      <text:p text:style-name="P2"><text:span text:style-name="T4">&gt;</text:span><text:span text:style-name="T3">python main.py --train </text:span></text:p>
      <text:p text:style-name="P3"><text:span text:style-name="T4">&gt;</text:span><text:span text:style-name="T3">python main.py --checkthis </text:span></text:p>
      <text:p text:style-name="P2"><text:span text:style-name="T3"/></text:p>
      <text:h text:style-name="Heading_20_3" text:outline-level="3">1.8.24 <text:span text:style-name="T14">12h</text:span></text:h>
      <text:p text:style-name="P16"><text:span text:style-name="T3">python main.py --train <text:line-break/></text:span><text:span text:style-name="T6">funkte, siehe </text:span><text:a xlink:type="simple" xlink:href="../240801%20Ergebnisbericht%20bis%2088%25%20Genauigkeit.odt" text:style-name="Internet_20_link" text:visited-style-name="Visited_20_Internet_20_Link">/media/res/HDD_AB/projekte/kd0241-py/Q-KAT/AAUNaL/Docu/240801 Ergebnisbericht bis 88% Genauigkeit.odt</text:a></text:p>
      <text:p text:style-name="P18">Unbekannte Labels: Der Hauptfehler, der für alle Dateien auftritt, ist: "y contains previously unseen labels". Dies bedeutet, dass die Modelle auf Labels (Kategorien) stoßen, die sie während des Trainings nicht gesehen haben.</text:p>
      <text:h text:style-name="Heading_20_5" text:outline-level="5"><text:span text:style-name="T6">Lö</text:span><text:span text:style-name="T2">sung </text:span><text:span text:style-name="T7">12h22</text:span></text:h>
      <text:p text:style-name="P16">Mit diesen Änderungen:</text:p>
      <text:list text:style-name="L1">
        <text:list-item>
          <text:p text:style-name="P24">Sie können <text:span text:style-name="Source_20_Text">update_categories.py</text:span> ausführen, um die Kategorien basierend auf der Verzeichnisstruktur zu extrahieren und in einer CSV-Datei zu speichern. </text:p>
        </text:list-item>
        <text:list-item>
          <text:p text:style-name="P24">Das Hauptskript verwendet dann diese vordefinierten Kategorien für das Training und die Vorhersagen. </text:p>
        </text:list-item>
        <text:list-item>
          <text:p text:style-name="P23">Die Logik für die Kategorisierung bleibt konsistent zwischen der Kategorie-Extraktion und dem Training/Vorhersage-Prozess. </text:p>
        </text:list-item>
      </text:list>
      <text:p text:style-name="Text_20_body">Um das System zu aktualisieren:</text:p>
      <text:list text:style-name="L2">
        <text:list-item>
          <text:p text:style-name="P26">Führen Sie <text:span text:style-name="Source_20_Text">python update_categories.py</text:span> aus, wenn Sie neue Daten hinzufügen oder die Verzeichnisstruktur ändern. </text:p>
        </text:list-item>
        <text:list-item>
          <text:p text:style-name="P25">Führen Sie dann <text:span text:style-name="Source_20_Text">python main.py</text:span> mit den gewünschten Optionen aus. </text:p>
        </text:list-item>
      </text:list>
      <text:p text:style-name="Text_20_body"><text:soft-page-break/>Diese Methode stellt sicher, dass Sie die gleiche Kategorisierungslogik für das Erstellen der CSV und das Training verwenden, während Sie auch die Flexibilität haben, die Kategorien bei Bedarf zu aktualisieren.</text:p>
      <text:h text:style-name="Heading_20_3" text:outline-level="3">15:17 <text:span text:style-name="T15">Kategorien säubern</text:span></text:h>
      <text:p text:style-name="P17">Noch nicht gemacht, erst vor dem nächsten Volltraining</text:p>
      <text:p text:style-name="P17">Bezüglich der Kategorien in <text:span text:style-name="Source_20_Text">categories.csv</text:span>: Es sieht so aus, als hätten wir einige Probleme mit der Formatierung und unerwünschten Zeichen in den Kategorienamen. Wir sollten dies bereinigen. </text:p>
      <text:list text:style-name="L3">
        <text:list-item>
          <text:p text:style-name="P27">Der Zeilenumbruch im Ordnernamen von "Ghostwriter-Jim Dincalci": Sie haben Recht, dass wir dies vor dem nächsten Training korrigieren sollten. Hier sind die Schritte: a. Korrigieren Sie den Ordnernamen manuell. b. Führen Sie <text:span text:style-name="Source_20_Text">update_categories.py</text:span> aus, um die <text:span text:style-name="Source_20_Text">categories.csv</text:span> zu aktualisieren. c. Dann führen Sie <text:span text:style-name="Source_20_Text">python main.py --train --quick</text:span> aus. </text:p>
        </text:list-item>
      </text:list>
      <text:p text:style-name="P11">Um die Kategorien zu bereinigen, können wir eine Funktion in <text:span text:style-name="Source_20_Text">update_categories.py</text:span> hinzufügen:</text:p>
      <text:p text:style-name="P10">python</text:p>
      <text:p text:style-name="P10">Copy</text:p>
      <text:p text:style-name="P7"><text:span text:style-name="Source_20_Text"><text:span text:style-name="T17">import re</text:span></text:span></text:p>
      <text:p text:style-name="P15"/>
      <text:p text:style-name="P7"><text:span text:style-name="Source_20_Text"><text:span text:style-name="T17">def clean_category_name(category):</text:span></text:span></text:p>
      <text:p text:style-name="P7"><text:span text:style-name="Source_20_Text"><text:span text:style-name="T18"><text:s text:c="4"/></text:span></text:span><text:span text:style-name="Source_20_Text"><text:span text:style-name="T16"># Entfernt Anführungszeichen am Anfang und Ende</text:span></text:span></text:p>
      <text:p text:style-name="P7"><text:span text:style-name="Source_20_Text"><text:span text:style-name="T18"><text:s text:c="4"/></text:span></text:span><text:span text:style-name="Source_20_Text"><text:span text:style-name="T17">category = category.strip('"')</text:span></text:span></text:p>
      <text:p text:style-name="P7"><text:span text:style-name="Source_20_Text"><text:span text:style-name="T18"><text:s text:c="4"/></text:span></text:span><text:span text:style-name="Source_20_Text"><text:span text:style-name="T16"># Ersetzt mehrere Leerzeichen durch ein einzelnes</text:span></text:span></text:p>
      <text:p text:style-name="P7"><text:span text:style-name="Source_20_Text"><text:span text:style-name="T18"><text:s text:c="4"/></text:span></text:span><text:span text:style-name="Source_20_Text"><text:span text:style-name="T17">category = re.sub(r'\s+', ' ', category)</text:span></text:span></text:p>
      <text:p text:style-name="P7"><text:span text:style-name="Source_20_Text"><text:span text:style-name="T18"><text:s text:c="4"/></text:span></text:span><text:span text:style-name="Source_20_Text"><text:span text:style-name="T16"># Entfernt Zeilenumbrüche</text:span></text:span></text:p>
      <text:p text:style-name="P7"><text:span text:style-name="Source_20_Text"><text:span text:style-name="T18"><text:s text:c="4"/></text:span></text:span><text:span text:style-name="Source_20_Text"><text:span text:style-name="T17">category = category.replace('\n', '')</text:span></text:span></text:p>
      <text:p text:style-name="P7"><text:span text:style-name="Source_20_Text"><text:span text:style-name="T18"><text:s text:c="4"/></text:span></text:span><text:span text:style-name="Source_20_Text"><text:span text:style-name="T17">return category.strip()</text:span></text:span></text:p>
      <text:p text:style-name="P15"/>
      <text:p text:style-name="P7"><text:span text:style-name="Source_20_Text"><text:span text:style-name="T17">def update_categories(config_path):</text:span></text:span></text:p>
      <text:p text:style-name="P7"><text:span text:style-name="Source_20_Text"><text:span text:style-name="T18"><text:s text:c="4"/></text:span></text:span><text:span text:style-name="Source_20_Text"><text:span text:style-name="T16"># ... (vorheriger Code bleibt unverändert)</text:span></text:span></text:p>
      <text:p text:style-name="P9"><text:span text:style-name="Source_20_Text"><text:span text:style-name="T18"><text:s text:c="4"/></text:span></text:span></text:p>
      <text:p text:style-name="P7"><text:span text:style-name="Source_20_Text"><text:span text:style-name="T18"><text:s text:c="4"/></text:span></text:span><text:span text:style-name="Source_20_Text"><text:span text:style-name="T17">categories = extract_categories(config)</text:span></text:span></text:p>
      <text:p text:style-name="P7"><text:span text:style-name="Source_20_Text"><text:span text:style-name="T18"><text:s text:c="4"/></text:span></text:span><text:span text:style-name="Source_20_Text"><text:span text:style-name="T17">categories = [clean_category_name(cat) for cat in categories]</text:span></text:span></text:p>
      <text:p text:style-name="P8"><text:span text:style-name="Source_20_Text"><text:span text:style-name="T18"><text:s text:c="4"/></text:span></text:span><text:span text:style-name="Source_20_Text"><text:span text:style-name="T17">save_categories_to_csv(categories, config)</text:span></text:span></text:p>
      <text:p text:style-name="P11">Nach diesen Änderungen und der manuellen Korrektur des Ordnernamens sollten Sie folgende Schritte ausführen:</text:p>
      <text:list text:style-name="L4">
        <text:list-item>
          <text:p text:style-name="P28">Korrigieren Sie den Ordnernamen für "Ghostwriter-Jim Dincalci". </text:p>
        </text:list-item>
        <text:list-item>
          <text:p text:style-name="P28"><text:soft-page-break/>Führen Sie <text:span text:style-name="Source_20_Text">python update_categories.py</text:span> aus. </text:p>
        </text:list-item>
        <text:list-item>
          <text:p text:style-name="P28">Überprüfen Sie die aktualisierte <text:span text:style-name="Source_20_Text">categories.csv</text:span>. </text:p>
        </text:list-item>
        <text:list-item>
          <text:p text:style-name="P29">Führen Sie <text:span text:style-name="Source_20_Text">python main.py --train --quick</text:span> aus. </text:p>
        </text:list-item>
      </text:list>
      <text:p text:style-name="P11">Diese Schritte sollten die Kategorien bereinigen und das Problem mit dem Zeilenumbruch beheben. Lassen Sie mich wissen, wenn Sie die Änderungen vorgenommen haben und wie das Ergebnis aussieht.</text:p>
      <text:p text:style-name="P13">CopyRetry</text:p>
      <text:p text:style-name="P12">Claude does not have the ability to run the code it generates yet.</text:p>
      <text:p text:style-name="P14">AG</text:p>
      <text:p text:style-name="P11">würde python main.py --train --quick nicht das grosse model überschreiben? das will ich möglichst eine weile bewahren.</text:p>
      <text:p text:style-name="P14">Edit</text:p>
      <text:p text:style-name="P14">Sie haben absolut Recht, und ich danke Ihnen für diese wichtige Beobachtung. Es stimmt, dass <text:span text:style-name="Source_20_Text">python main.py --train --quick</text:span> das bestehende Modell überschreiben würde, was in Ihrem Fall unerwünscht ist, da Sie das vollständig trainierte Modell bewahren möchten.</text:p>
      <text:p text:style-name="P11">Hier sind einige Optionen, wie wir vorgehen können, ohne das bestehende Modell zu überschreiben:</text:p>
      <text:list text:style-name="L5">
        <text:list-item>
          <text:p text:style-name="P30">Temporäres Modell für Quick-Training: Wir können die <text:span text:style-name="Source_20_Text">main.py</text:span> so anpassen, dass sie bei Verwendung der <text:span text:style-name="Source_20_Text">--quick</text:span> Option ein separates, temporäres Modell erstellt und trainiert. </text:p>
        </text:list-item>
        <text:list-item>
          <text:p text:style-name="P30">Nur Vorhersagen ohne Training: Wenn Sie nur die Kategorien aktualisieren und dann Vorhersagen machen möchten, ohne neu zu trainieren, können wir einen neuen Modus einführen. </text:p>
        </text:list-item>
        <text:list-item>
          <text:p text:style-name="P31">Backup des bestehenden Modells: Vor dem Training könnte automatisch ein Backup des bestehenden Modells erstellt werden. </text:p>
        </text:list-item>
      </text:list>
      <text:p text:style-name="P11">Ich schlage vor, Option 2 zu implementieren, da sie am besten zu Ihrem aktuellen Bedarf passt. Hier sind die Änderungen, die wir vornehmen könnten:</text:p>
      <text:list text:style-name="L6">
        <text:list-item>
          <text:p text:style-name="P32">In <text:span text:style-name="Source_20_Text">main.py</text:span>, fügen Sie eine neue Option hinzu: </text:p>
        </text:list-item>
      </text:list>
      <text:p text:style-name="P10">python</text:p>
      <text:p text:style-name="P10">Copy</text:p>
      <text:p text:style-name="P7"><text:span text:style-name="Source_20_Text"><text:span text:style-name="T17">parser.add_argument('--predict_only', action='store_true', </text:span></text:span></text:p>
      <text:p text:style-name="P8"><text:span text:style-name="Source_20_Text"><text:span text:style-name="T18"><text:s text:c="20"/></text:span></text:span><text:span text:style-name="Source_20_Text"><text:span text:style-name="T17">help='Lädt das bestehende Modell und macht nur Vorhersagen, ohne zu trainieren.')</text:span></text:span></text:p>
      <text:list text:style-name="L7">
        <text:list-item>
          <text:p text:style-name="P33">Ändern Sie den Hauptteil der <text:span text:style-name="Source_20_Text">main()</text:span> Funktion: </text:p>
        </text:list-item>
      </text:list>
      <text:p text:style-name="P10">python</text:p>
      <text:p text:style-name="P10">Copy</text:p>
      <text:p text:style-name="P7"><text:span text:style-name="Source_20_Text"><text:span text:style-name="T17">if args.train:</text:span></text:span></text:p>
      <text:p text:style-name="P7"><text:span text:style-name="Source_20_Text"><text:span text:style-name="T18"><text:s text:c="4"/></text:span></text:span><text:span text:style-name="Source_20_Text"><text:span text:style-name="T16"># Bestehender Trainings-Code</text:span></text:span></text:p>
      <text:p text:style-name="P7"><text:span text:style-name="Source_20_Text"><text:span text:style-name="T18"><text:s text:c="4"/></text:span></text:span><text:span text:style-name="Source_20_Text"><text:span text:style-name="T17">...</text:span></text:span></text:p>
      <text:p text:style-name="P7"><text:span text:style-name="Source_20_Text"><text:span text:style-name="T17">elif args.predict_only:</text:span></text:span></text:p>
      <text:p text:style-name="P7"><text:soft-page-break/><text:span text:style-name="Source_20_Text"><text:span text:style-name="T18"><text:s text:c="4"/></text:span></text:span><text:span text:style-name="Source_20_Text"><text:span text:style-name="T16"># Laden des bestehenden Modells</text:span></text:span></text:p>
      <text:p text:style-name="P7"><text:span text:style-name="Source_20_Text"><text:span text:style-name="T18"><text:s text:c="4"/></text:span></text:span><text:span text:style-name="Source_20_Text"><text:span text:style-name="T17">model_save_path = os.path.join(config['Paths']['models'], model_name.replace('/', '_'))</text:span></text:span></text:p>
      <text:p text:style-name="P7"><text:span text:style-name="Source_20_Text"><text:span text:style-name="T18"><text:s text:c="4"/></text:span></text:span><text:span text:style-name="Source_20_Text"><text:span text:style-name="T17">tokenizer = AutoTokenizer.from_pretrained(model_save_path)</text:span></text:span></text:p>
      <text:p text:style-name="P7"><text:span text:style-name="Source_20_Text"><text:span text:style-name="T18"><text:s text:c="4"/></text:span></text:span><text:span text:style-name="Source_20_Text"><text:span text:style-name="T17">model = AutoModelForSequenceClassification.from_pretrained(model_save_path)</text:span></text:span></text:p>
      <text:p text:style-name="P7"><text:span text:style-name="Source_20_Text"><text:span text:style-name="T18"><text:s text:c="4"/></text:span></text:span><text:span text:style-name="Source_20_Text"><text:span text:style-name="T17">trainer = Trainer(model=model)</text:span></text:span></text:p>
      <text:p text:style-name="P15"/>
      <text:p text:style-name="P7"><text:span text:style-name="Source_20_Text"><text:span text:style-name="T17">if args.checkthis or args.predict:</text:span></text:span></text:p>
      <text:p text:style-name="P7"><text:span text:style-name="Source_20_Text"><text:span text:style-name="T18"><text:s text:c="4"/></text:span></text:span><text:span text:style-name="Source_20_Text"><text:span text:style-name="T16"># Bestehender Code für Vorhersagen</text:span></text:span></text:p>
      <text:p text:style-name="P8"><text:span text:style-name="Source_20_Text"><text:span text:style-name="T18"><text:s text:c="4"/></text:span></text:span><text:span text:style-name="Source_20_Text"><text:span text:style-name="T17">...</text:span></text:span></text:p>
      <text:p text:style-name="P11">Mit diesen Änderungen können Sie folgende Schritte ausführen:</text:p>
      <text:list text:style-name="L8">
        <text:list-item>
          <text:p text:style-name="P34">Korrigieren Sie den Ordnernamen für "Ghostwriter-Jim Dincalci". </text:p>
        </text:list-item>
        <text:list-item>
          <text:p text:style-name="P34">Führen Sie <text:span text:style-name="Source_20_Text">python update_categories.py</text:span> aus, um die <text:span text:style-name="Source_20_Text">categories.csv</text:span> zu aktualisieren. </text:p>
        </text:list-item>
        <text:list-item>
          <text:p text:style-name="P35">Führen Sie <text:span text:style-name="Source_20_Text">python main.py --predict_only --checkthis</text:span> aus, um Vorhersagen mit dem bestehenden Modell und den aktualisierten Kategorien zu machen. </text:p>
        </text:list-item>
      </text:list>
      <text:p text:style-name="P11">Diese Vorgehensweise erlaubt es Ihnen, die Kategorien zu aktualisieren und neue Vorhersagen zu machen, ohne das bestehende, vollständig trainierte Modell zu verändern.</text:p>
      <text:p text:style-name="P11">Wenn Sie in Zukunft ein neues Modell mit den aktualisierten Kategorien trainieren möchten, können Sie dann <text:span text:style-name="Source_20_Text">python main.py --train</text:span> ausführen. Es wäre ratsam, vorher ein Backup des aktuellen Modells zu erstellen.</text:p>
      <text:p text:style-name="P11">Lassen Sie mich wissen, ob dieser Ansatz für Sie funktioniert oder ob Sie weitere Anpassungen wünschen.</text:p>
      <text:h text:style-name="Heading_20_3" text:outline-level="3"><text:span text:style-name="T20">1.8.24 um 17h </text:span>Beobachtungen <text:span text:style-name="T20">von python main.py --checkthis </text:span></text:h>
      <text:h text:style-name="P21" text:outline-level="4">LRH wurde immer auf 0 geschätzt, möglicherweise realistische Werte für die Ghostwriter. Wurde er überhaupt geprüft? In früheren Versionen waren seine Ergebnisse über 80% bei seinen Texten.</text:h>
      <text:h text:style-name="P22" text:outline-level="4">Alle Modelle in einer Schleife: es fehlt die Überschrift in der print-ausgabe, welches Modell gerade bearbeitet wird. Bitte in GRÜN hervorheben.<text:line-break/></text:h>
      <text:h text:style-name="P22" text:outline-level="4">Ebenso in der csv-Ausgabe, eine weitere Spalte D model wurde eingefügt, wo das model eingetragen wird.</text:h>
      <text:p text:style-name="P6"/>
      <text:h text:style-name="P20" text:outline-level="3">Das folgende in der Ausgabe sind wohl debug-zeilen, die wir nicht mehr brauchen, also löschen:</text:h>
      <text:p text:style-name="P6">Spalten nach der Tokenisierung: <text:line-break/>['labels', 'input_ids', 'attention_mask'] <text:line-break/><text:soft-page-break/>['labels', 'input_ids', 'attention_mask'] <text:line-break/>Struktur des tokenisierten Trainingsdatensatzes: <text:line-break/>{'labels': Value(dtype='int64', id=None), 'input_ids': Sequence(feature=Value(dtype='int32', id=None<text:line-break/>), length=-1, id=None), 'attention_mask': Sequence(feature=Value(dtype='int8', id=None), length=-1, <text:line-break/>id=None)} <text:line-break/>Struktur des tokenisierten Testdatensatzes: <text:line-break/>{'labels': Value(dtype='int64', id=None), 'input_ids': Sequence(feature=Value(dtype='int32', id=None<text:line-break/>), length=-1, id=None), 'attention_mask': Sequence(feature=Value(dtype='int8', id=None), length=-1, <text:line-break/>id=None)} </text:p>
      <text:p text:style-name="P6">--------</text:p>
      <text:p text:style-name="P6">In der Ausgabe gibt es diese HE: Debug - Vorhersagen: </text:p>
      <text:p text:style-name="P6">dahinter fehlt die Datei, die untersucht wird, sonst machen die Infos keinen Sinn.</text:p>
      <text:h text:style-name="P22" text:outline-level="4">Was bedeutet dies<text:span text:style-name="T19">e Meldung</text:span></text:h>
      <text:p text:style-name="P6">Some weights of AlbertForSequenceClassification were not initialized from the model checkpoint at albert-base-v2 and are newly initialized: ['classifier.bias', 'classifier.weight'] <text:line-break/>You should probably TRAIN this model on a down-stream task to be able to use it for predictions and inference. <text:line-break/></text:p>
      <text:p text:style-name="P19"><text:span text:style-name="T21">Weiter bei 4. von Claude </text:span>Debug-Zeilen entfernen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20:44:08.352575660</meta:creation-date>
    <dc:date>2024-08-01T17:46:51.071615000</dc:date>
    <meta:editing-duration>PT7H57M16S</meta:editing-duration>
    <meta:editing-cycles>13</meta:editing-cycles>
    <meta:generator>LibreOffice/24.2.4.2$Linux_X86_64 LibreOffice_project/420$Build-2</meta:generator>
    <meta:document-statistic meta:table-count="0" meta:image-count="0" meta:object-count="0" meta:page-count="5" meta:paragraph-count="99" meta:word-count="1017" meta:character-count="7775" meta:non-whitespace-character-count="6752"/>
  </office:meta>
</office:document-meta>
</file>